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92cm" fo:margin-left="0cm" table:align="left" style:may-break-between-rows="true" table:border-model="collapsing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9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officeooo:rsid="001200d9" officeooo:paragraph-rsid="001e0073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418ce" officeooo:paragraph-rsid="001418c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7aefc" officeooo:paragraph-rsid="0017aefc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paragraph-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5pt" fo:font-weight="normal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5pt" fo:font-weight="normal" officeooo:paragraph-rsid="0017aefc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5pt" fo:font-weight="normal" officeooo:paragraph-rsid="00187349" style:font-size-asian="15pt" style:font-weight-asian="normal" style:font-size-complex="15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Sans Narrow" fo:font-size="15pt" fo:font-weight="normal" officeooo:paragraph-rsid="001418ce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ans Narrow" fo:font-size="15pt" fo:font-weight="normal" officeooo:paragraph-rsid="001200d9" style:font-size-asian="15pt" style:font-weight-asian="normal" style:font-size-complex="15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ans Narrow" fo:font-size="15pt" fo:font-weight="normal" officeooo:paragraph-rsid="0012e08b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 Narrow" fo:font-size="15pt" fo:font-weight="normal" officeooo:paragraph-rsid="001418c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418ce" officeooo:paragraph-rsid="001418ce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 Narrow" fo:font-size="15pt" fo:font-weight="normal" officeooo:rsid="001418ce" officeooo:paragraph-rsid="001418ce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200d9" officeooo:paragraph-rsid="001418ce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200d9" officeooo:paragraph-rsid="001e0073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200d9" officeooo:paragraph-rsid="001200d9" style:font-size-asian="15pt" style:font-weight-asian="normal" style:font-size-complex="15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paragraph-rsid="001e1918" style:font-weight-asian="normal" style:font-weight-complex="normal"/>
    </style:style>
    <style:style style:name="T1" style:family="text">
      <style:text-properties officeooo:rsid="001200d9"/>
    </style:style>
    <style:style style:name="T2" style:family="text">
      <style:text-properties officeooo:rsid="0012e0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e08b" style:font-weight-asian="bold" style:font-weight-complex="bold"/>
    </style:style>
    <style:style style:name="T5" style:family="text">
      <style:text-properties fo:font-weight="bold" officeooo:rsid="001200d9" style:font-weight-asian="bold" style:font-weight-complex="bold"/>
    </style:style>
    <style:style style:name="T6" style:family="text">
      <style:text-properties fo:font-weight="bold" officeooo:rsid="001418ce" style:font-weight-asian="bold" style:font-weight-complex="bold"/>
    </style:style>
    <style:style style:name="T7" style:family="text">
      <style:text-properties fo:font-weight="bold" officeooo:rsid="0015fcd4" style:font-weight-asian="bold" style:font-weight-complex="bold"/>
    </style:style>
    <style:style style:name="T8" style:family="text">
      <style:text-properties fo:font-weight="bold" officeooo:rsid="001cb87b" style:font-weight-asian="bold" style:font-weight-complex="bold"/>
    </style:style>
    <style:style style:name="T9" style:family="text">
      <style:text-properties fo:font-weight="bold" officeooo:rsid="001e1918" style:font-weight-asian="bold" style:font-weight-complex="bold"/>
    </style:style>
    <style:style style:name="T10" style:family="text">
      <style:text-properties officeooo:rsid="001418ce"/>
    </style:style>
    <style:style style:name="T11" style:family="text">
      <style:text-properties officeooo:rsid="0015fcd4"/>
    </style:style>
    <style:style style:name="T12" style:family="text">
      <style:text-properties officeooo:rsid="0017aefc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7aefc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16c5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0073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e88e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87349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7aefc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a16c5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e0073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ae88e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187349" style:font-style-asian="normal" style:font-style-complex="normal" style:text-overline-style="none" style:text-overline-color="font-color"/>
    </style:style>
    <style:style style:name="T25" style:family="text">
      <style:text-properties officeooo:rsid="00187349"/>
    </style:style>
    <style:style style:name="T26" style:family="text">
      <style:text-properties officeooo:rsid="001a16c5"/>
    </style:style>
    <style:style style:name="T27" style:family="text">
      <style:text-properties officeooo:rsid="001ae88e"/>
    </style:style>
    <style:style style:name="T28" style:family="text">
      <style:text-properties officeooo:rsid="001e0073"/>
    </style:style>
    <style:style style:name="T29" style:family="text">
      <style:text-properties officeooo:rsid="001e1918"/>
    </style:style>
    <style:style style:name="T30" style:family="text">
      <style:text-properties style:font-name="Liberation Sans Narrow" fo:font-size="15pt" style:font-size-asian="15pt" style:font-size-complex="15pt"/>
    </style:style>
    <style:style style:name="T31" style:family="text">
      <style:text-properties style:font-name="Liberation Sans Narrow" fo:font-size="15pt" officeooo:rsid="001e0073" style:font-size-asian="15pt" style:font-size-complex="15pt"/>
    </style:style>
    <style:style style:name="T32" style:family="text">
      <style:text-properties style:font-name="Liberation Sans Narrow" fo:font-size="15pt" officeooo:rsid="001e1918" style:font-size-asian="15pt" style:font-size-complex="15pt"/>
    </style:style>
    <style:style style:name="T33" style:family="text">
      <style:text-properties style:font-name="Liberation Sans Narrow" fo:font-size="15pt" officeooo:rsid="001e8fd8" style:font-size-asian="15pt" style:font-size-complex="15pt"/>
    </style:style>
    <style:style style:name="T34" style:family="text">
      <style:text-properties style:font-name="Liberation Sans Narrow" fo:font-size="15pt" fo:font-weight="bold" officeooo:rsid="001e0073" style:font-size-asian="15pt" style:font-weight-asian="bold" style:font-size-complex="15pt" style:font-weight-complex="bold"/>
    </style:style>
    <style:style style:name="T35" style:family="text">
      <style:text-properties style:font-name="Liberation Sans Narrow" fo:font-size="15pt" fo:font-weight="normal" officeooo:rsid="001e0073" style:font-size-asian="15pt" style:font-weight-asian="normal" style:font-size-complex="15pt" style:font-weight-complex="normal"/>
    </style:style>
    <style:style style:name="T36" style:family="text">
      <style:text-properties officeooo:rsid="001cb8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zyczyna podjęcia tematu</text:p>
      <text:list xml:id="list1886161409" text:style-name="L1">
        <text:list-item>
          <text:p text:style-name="P13"><text:span text:style-name="T10">ageizm </text:span><text:span text:style-name="T28">oraz c</text:span><text:span text:style-name="T10">zęsto nieświadome lub stereotypowe wykluczenie grup społecznych przez osoby uprzywilejowane (młode, zdrowe, wykształcone itp.)</text:span></text:p>
        </text:list-item>
        <text:list-item>
          <text:p text:style-name="P19"><text:span text:style-name="T32">zmiana struktury społeczeństwa – większa liczba seniorów w stosunku do osób młodych </text:span><text:span text:style-name="T33">(</text:span><text:span text:style-name="T30">grupa osób w wieku 65 lat i więcej – w 2019 r. zwiększyła się o 215 tys. osób do wielkości ponad 6,9 mln. Udział ludności tej grupy wieku w ogólnej populacji jest określany wskaźnikiem starości, który w 2019 r. wyniósł 18,1% (w 1990 r. osoby w starszym wieku stanowiły 10% ludności). </text:span></text:p>
        </text:list-item>
        <text:list-item>
          <text:p text:style-name="P15">nauka przez całe życie, neuroplastyczność mózgu, istota aktywności poznawczej</text:p>
        </text:list-item>
        <text:list-item>
          <text:p text:style-name="P15">człowiek jako istota społeczna, potrzeba partycypacji, zaangażowania</text:p>
        </text:list-item>
      </text:list>
      <text:p text:style-name="P16"/>
      <text:p text:style-name="P17">Cel <text:span text:style-name="T2">ogólny</text:span>: zwiększenie dostępności, <text:span text:style-name="T10">wygody</text:span> <text:span text:style-name="T2">i użyteczności dla </text:span><text:span text:style-name="T10">osób </text:span><text:span text:style-name="T2">wykluczonych w tradycyjnych narzędziach do komunikacji zdalnej</text:span></text:p>
      <text:p text:style-name="P17"/>
      <text:p text:style-name="P17">Grupa docelowa/ persona - osoba starsza i/lub niepełnosprawna:</text:p>
      <text:list xml:id="list729120677" text:style-name="L2">
        <text:list-item>
          <text:p text:style-name="P11"><text:span text:style-name="T5">z trudnościami w zakresie </text:span><text:span text:style-name="T9">widzenia</text:span><text:span text:style-name="T1"> (niedowidzenie/ słabowidzenie np. na skutek cukrzycy, zaćmy, przewlekłego zmęczenia wzroku) </text:span><text:span text:style-name="T29">i </text:span><text:span text:style-name="T1">rozpoznawania barw (np. Daltonizm, monochromatyzm); WAŻNE: kontrast, wielkość tekstu, połączenie obrazu i tekstu</text:span></text:p>
        </text:list-item>
        <text:list-item>
          <text:p text:style-name="P12"><text:span text:style-name="T2">z trudnościami w zakresie </text:span><text:span text:style-name="T4">słuchu </text:span><text:span text:style-name="T2">(niesłyszący, niedosłyszący); WAŻNE: możliwość podgłośnienia, pokazania obrazu do np. </text:span><text:span text:style-name="T10">k</text:span><text:span text:style-name="T2">omunikacji migowej</text:span></text:p>
        </text:list-item>
        <text:list-item>
          <text:p text:style-name="P10"><text:span text:style-name="T4">z </text:span><text:span text:style-name="T6">ograniczeniami ruchowymi </text:span><text:span text:style-name="T10">(</text:span><text:span text:style-name="T11">np. </text:span><text:span text:style-name="T10">niedowład, drżenie kończyn, sztywność palców, </text:span><text:span text:style-name="T11">obniżona </text:span><text:span text:style-name="T10">koordynacja ręka-oko); <text:s/></text:span><text:span text:style-name="T11">WAŻNE: duże ikony i kafelki, odstępy między polami wyboru</text:span></text:p>
        </text:list-item>
        <text:list-item>
          <text:p text:style-name="P12"><text:span text:style-name="T9">z trudnościami językowymi </text:span><text:span text:style-name="T29">(</text:span><text:span text:style-name="T1">obniżony iloraz inteligencji, niski</text:span><text:span text:style-name="T29">e </text:span><text:span text:style-name="T1">wykształcenie, </text:span>dysleksj<text:span text:style-name="T29">a</text:span><text:span text:style-name="T1">, </text:span><text:span text:style-name="T29">p</text:span><text:span text:style-name="T1">rzebyt</text:span><text:span text:style-name="T29">e</text:span><text:span text:style-name="T1"> uraz</text:span><text:span text:style-name="T29">y i choroby o tle </text:span><text:span text:style-name="T1">neurologicznym; WAŻNE: niski stopień skomplikowania tekstu, mało tekstu, czytelność symboli – </text:span><text:span text:style-name="T11">wersja </text:span><text:span text:style-name="T36">e</text:span><text:span text:style-name="T11">asy-</text:span><text:span text:style-name="T36">r</text:span><text:span text:style-name="T11">ead</text:span></text:p>
        </text:list-item>
        <text:list-item>
          <text:p text:style-name="P11"><text:span text:style-name="T9">z chorobami </text:span><text:span text:style-name="T3">utrudniającymi </text:span><text:span text:style-name="T9">koncentrację</text:span><text:span text:style-name="T3"> </text:span><text:span text:style-name="T9">uwagi </text:span><text:span text:style-name="T29">(np. nadpobudliwość, ADHD), </text:span><text:span text:style-name="T2">a także </text:span><text:span text:style-name="T29">z </text:span><text:span text:style-name="T2">padaczk</text:span><text:span text:style-name="T29">ą</text:span><text:span text:style-name="T2"> fotogenn</text:span><text:span text:style-name="T29">ą</text:span><text:span text:style-name="T2">; </text:span><text:span text:style-name="T1">WAŻNE: unikanie przeciążenia informacyjnego, przebodźcowania, nadmiaru barw, obiektów ruchomych, </text:span><text:span text:style-name="T36">banerów reklamowych</text:span></text:p>
        </text:list-item>
        <text:list-item>
          <text:p text:style-name="P11"><text:span text:style-name="T1">z</text:span> chorob<text:span text:style-name="T29">ami d</text:span><text:span text:style-name="T9">otykającymi pamięci i/ lub poczucia sprawstwa oraz bezpieczeństwa </text:span><text:span text:style-name="T29">(np. choroby neurodegeneracyjne</text:span>; zaburzenia lękow<text:span text:style-name="T29">e,</text:span> depresj<text:span text:style-name="T29">a </text:span><text:span text:style-name="T1">(i pseudodemencj</text:span><text:span text:style-name="T29">a</text:span><text:span text:style-name="T1">)</text:span><text:span text:style-name="T29">, zaburzenia neurologiczne np. po udarze; </text:span><text:span text:style-name="T2">WAŻNE: prostota obsługi, niewielka ilość kroków do zapamiętania, interfejs dający użytkownikowi poczucie sprawstwa i kompetencji.</text:span></text:p>
        </text:list-item>
      </text:list>
      <text:p text:style-name="P18"/>
      <text:p text:style-name="P1"><text:span text:style-name="T35">Dobre praktyki za: </text:span><text:a xlink:type="simple" xlink:href="https://www.pfron.org.pl/fileadmin/ftp/publikacje/Podrecznik_Dostepnosc.pdf" text:style-name="Internet_20_link" text:visited-style-name="Visited_20_Internet_20_Link"><text:span text:style-name="T35">https://www.pfron.org.pl/fileadmin/ftp/publikacje/Podrecznik_Dostepnosc.pdf</text:span></text:a></text:p>
      <text:p text:style-name="P18"/>
      <text:p text:style-name="P14">Analiza SWOT – <text:span text:style-name="T12">Projekt „W Kontakcie”</text:span></text:p>
      <text:p text:style-name="P14"/>
      <table:table table:name="Tabela1" table:style-name="Tabela1" table:template-name="Default Style">
        <table:table-column table:style-name="Tabela1.A"/>
        <table:table-column table:style-name="Tabela1.B"/>
        <text:soft-page-break/>
        <table:table-row table:style-name="TableLine94277544491056">
          <table:table-cell table:style-name="Tabela1.A1" office:value-type="string">
            <text:p text:style-name="P2">MOCNE STRONY</text:p>
          </table:table-cell>
          <table:table-cell table:style-name="Tabela1.B1" office:value-type="string">
            <text:p text:style-name="P2">SŁABE STRONY</text:p>
          </table:table-cell>
        </table:table-row>
        <table:table-row table:style-name="TableLine94277544543984">
          <table:table-cell table:style-name="Tabela1.A2" office:value-type="string">
            <text:p text:style-name="P8"><text:span text:style-name="T19">- </text:span><text:span text:style-name="T20">unikalność projektu </text:span></text:p>
            <text:p text:style-name="P3">- znajomość specyfiki potrzeb osób wykluczonych technologicznie</text:p>
            <text:p text:style-name="P3">- różnorodność zespołu (integracja wiedzy psychologicznej i informatycznej)</text:p>
            <text:p text:style-name="P8"><text:span text:style-name="T20">- </text:span><text:span text:style-name="T21">znajomość technologii (Python, tworzenie stron internetowych, sieci komputerowych)</text:span></text:p>
            <text:p text:style-name="P8"><text:span text:style-name="T19">- </text:span><text:span text:style-name="T22">znajomość</text:span><text:span text:style-name="T20"> <text:s/></text:span><text:span text:style-name="T22">dobrych praktyk</text:span><text:span text:style-name="T20"> </text:span><text:span text:style-name="T22">rekomendowanych</text:span><text:span text:style-name="T20"> przez </text:span>W3C <text:span text:style-name="T12">i </text:span><text:span text:style-name="T20">PFRON</text:span></text:p>
            <text:p text:style-name="P8"><text:span text:style-name="T20">- </text:span><text:span text:style-name="T23">open source, brak licencyjności</text:span></text:p>
          </table:table-cell>
          <table:table-cell table:style-name="Tabela1.B2" office:value-type="string">
            <text:p text:style-name="P4">- <text:span text:style-name="T25">perspektywa osób uprzywilejowanych (zespół projektowy to osoby młode, sprawne i wykształcone)</text:span></text:p>
            <text:p text:style-name="P4">- <text:span text:style-name="T27">praca w rozproszeniu</text:span></text:p>
            <text:p text:style-name="P4">- <text:span text:style-name="T25">ograniczona znajomość wykorzystanych technologii </text:span><text:span text:style-name="T26">(brak doświadczenia w tworzeniu aplikacji na Android)</text:span></text:p>
            <text:p text:style-name="P5">- <text:span text:style-name="T25">niedopracowanie poszczególnych funkcjonalności (</text:span><text:span text:style-name="T12">ograniczony czas przygotowania narzędzia</text:span><text:span text:style-name="T25">)</text:span></text:p>
          </table:table-cell>
        </table:table-row>
        <table:table-row table:style-name="TableLine94277544496720">
          <table:table-cell table:style-name="Tabela1.A2" office:value-type="string">
            <text:p text:style-name="P2">SZANSE</text:p>
          </table:table-cell>
          <table:table-cell table:style-name="Tabela1.B2" office:value-type="string">
            <text:p text:style-name="P2">ZAGROŻENIA</text:p>
          </table:table-cell>
        </table:table-row>
        <table:table-row table:style-name="Tabela1.4">
          <table:table-cell table:style-name="Tabela1.A2" office:value-type="string">
            <text:p text:style-name="P4">- <text:span text:style-name="T25">rosnąca świadomość potrzeby integracji społecznej osób wykluczonych technologicznie</text:span></text:p>
            <text:p text:style-name="P4">- <text:span text:style-name="T25">starzejące się społeczeństwo</text:span></text:p>
            <text:p text:style-name="P9"><text:span text:style-name="T19">- </text:span><text:span text:style-name="T21">potencjalne </text:span><text:span text:style-name="T24">zainteresowanie ze strony placówek </text:span><text:span text:style-name="T23">użyteczności publicznej </text:span><text:span text:style-name="T24">(domy dziennego pobytu, uniwersytety trzeciego wieku, kluby seniora, warsztaty terapii zajęciowej, grupy hobbystyczne itp.)</text:span></text:p>
            <text:p text:style-name="P7"><text:span text:style-name="T19">- </text:span><text:span text:style-name="T24">warunki izolacji społecznej sprzyjające implementacji narzędzia</text:span></text:p>
          </table:table-cell>
          <table:table-cell table:style-name="Tabela1.B2" office:value-type="string">
            <text:p text:style-name="P7"><text:span text:style-name="T19">- </text:span><text:span text:style-name="T24">możliwość braku lub niedostosowania bazy sprzętowej potencjalnych użytkowników (stare wersje telefonów, komputerów niespełniające wymagań sprzętowych narzędzia)</text:span></text:p>
            <text:p text:style-name="P6">- trudność z dostępem do Internetu</text:p>
            <text:p text:style-name="P6">- trudność z zainstalowaniem programu/ aplikacji</text:p>
            <text:p text:style-name="P4">- <text:span text:style-name="T25">opór, lęk przed nieznanym, sztywność poznawcza grupy docelowej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0T20:02:56.290257711</meta:creation-date>
    <dc:date>2020-11-21T16:26:34.175635206</dc:date>
    <meta:editing-duration>PT30M51S</meta:editing-duration>
    <meta:editing-cycles>7</meta:editing-cycles>
    <meta:generator>LibreOffice/7.0.2.2$Linux_X86_64 LibreOffice_project/3a01483fc371ab18cfca4bab0d636937da5eaf70</meta:generator>
    <meta:document-statistic meta:table-count="1" meta:image-count="0" meta:object-count="0" meta:page-count="2" meta:paragraph-count="37" meta:word-count="457" meta:character-count="3712" meta:non-whitespace-character-count="3294"/>
  </office:meta>
</office:document-meta>
</file>